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chero xml :</text:p>
      <text:p text:style-name="Standard"/>
      <text:list xml:id="list18351894181" text:style-name="L1">
        <text:list-item>
          <text:p text:style-name="P1">programa que lista todas las razas de los perros</text:p>
        </text:list-item>
        <text:list-item>
          <text:p text:style-name="P1">programa que muestre el total de razas de perros</text:p>
        </text:list-item>
        <text:list-item>
          <text:p text:style-name="P1">programa que le indiques un numero y te imprima todos los datos </text:p>
        </text:list-item>
        <text:list-item>
          <text:p text:style-name="P1">programa que lea por teclado un nombre de raza y muestre <text:s/>los datos</text:p>
        </text:list-item>
        <text:list-item>
          <text:p text:style-name="P1">indicarle el nombre de la raza y decirte si aparece mas de uno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9:59:45</meta:creation-date>
    <dc:date>2015-03-06T08:25:38</dc:date>
    <meta:editing-duration>PT1M31S</meta:editing-duration>
    <meta:editing-cycles>2</meta:editing-cycles>
    <meta:generator>LibreOffice/3.5$Linux_X86_64 LibreOffice_project/350m1$Build-2</meta:generator>
    <dc:creator>usuario </dc:creator>
    <meta:document-statistic meta:table-count="0" meta:image-count="0" meta:object-count="0" meta:page-count="1" meta:paragraph-count="6" meta:word-count="64" meta:character-count="23" meta:non-whitespace-character-count="257"/>
  </office:meta>
</office:document-meta>
</file>